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400000050009A85B2DDF0A3D34.jpg" manifest:media-type="image/jpeg"/>
  <manifest:file-entry manifest:full-path="Pictures/10000201000001B1000001B21942F99126966EC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6.682cm, 0cm, 6.684cm, 0cm)" draw:image-opacity="100%" style:mirror="none"/>
    </style:style>
    <style:style style:name="gr2" style:family="graphic" style:parent-style-name="standard">
      <style:graphic-properties svg:stroke-color="#000000" draw:textarea-horizontal-align="justify" draw:textarea-vertical-align="middle" draw:auto-grow-height="false" fo:min-height="0cm" fo:min-width="0cm"/>
    </style:style>
    <style:style style:name="gr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Padrão">
        <draw:frame draw:style-name="gr1" draw:text-style-name="P1" draw:layer="layout" svg:width="13.563cm" svg:height="12.296cm" svg:x="2.737cm" svg:y="8cm">
          <draw:image xlink:href="Pictures/10000000000002400000050009A85B2DDF0A3D34.jpg" xlink:type="simple" xlink:show="embed" xlink:actuate="onLoad" loext:mime-type="image/jpeg">
            <text:p/>
          </draw:image>
        </draw:frame>
        <draw:custom-shape draw:style-name="gr2" draw:text-style-name="P1" draw:layer="layout" svg:width="1cm" svg:height="0.1cm" svg:x="16.2cm" svg:y="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1" draw:layer="layout" svg:width="7.9cm" svg:height="6.69cm" svg:x="10.4cm" svg:y="5.4cm">
          <draw:image xlink:href="Pictures/10000201000001B1000001B21942F99126966ECD.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4-11-30T12:10:54.861000000</dc:date>
    <meta:editing-duration>PT4M14S</meta:editing-duration>
    <meta:editing-cycles>1</meta:editing-cycles>
    <meta:document-statistic meta:object-count="3"/>
    <meta:generator>Neat_Office/6.2.8.2$Windows_x86 LibreOffice_project/</meta:generator>
  </office:meta>
</office:document-meta>
</file>